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เยี่ยมเลยครับ! ถ้าคุณมี Web UI เปล่า ๆ แล้วอยากเริ่มสร้าง <text:span text:style-name="Strong_20_Emphasis">Dashboard ด้วย Angular Material</text:span> แบบเป็นระบบตั้งแต่ต้น รวมถึงโครงสร้าง folder ที่เหมาะสม — ผมจะแนะนำเป็นขั้นตอนให้ชัดเจนครับ ✅</text:p>
      <text:p text:style-name="Horizontal_20_Line"/>
      <text:h text:style-name="Heading_20_2" text:outline-level="2">✅ สรุปแนวทาง: เราจะทำอะไร</text:h>
      <text:list text:style-name="L1">
        <text:list-item>
          <text:p text:style-name="P1">ใช้ Angular v20</text:p>
        </text:list-item>
        <text:list-item>
          <text:p text:style-name="P1">ใช้ Angular Material UI</text:p>
        </text:list-item>
        <text:list-item>
          <text:p text:style-name="P1">โครงสร้างแบบ Modular (หน้า, layout, shared component แยกชัดเจน)</text:p>
        </text:list-item>
        <text:list-item>
          <text:p text:style-name="P1">หน้า Dashboard มี Sidebar, Header, Content</text:p>
        </text:list-item>
        <text:list-item>
          <text:p text:style-name="P1">รองรับหลายหน้าในอนาคต</text:p>
        </text:list-item>
      </text:list>
      <text:p text:style-name="Horizontal_20_Line"/>
      <text:h text:style-name="Heading_20_2" text:outline-level="2">✅ STEP 1: ติดตั้ง Angular CLI และสร้างโปรเจกต์ใหม่ (ถ้ายัง)</text:h>
      <text:p text:style-name="Preformatted_20_Text"><text:span text:style-name="Source_20_Text">npm install -g @angular/cli@20</text:span></text:p>
      <text:p text:style-name="Preformatted_20_Text"><text:span text:style-name="Source_20_Text">ng new my-dashboard --style=scss --routing</text:span></text:p>
      <text:p text:style-name="P2"><text:span text:style-name="Source_20_Text">cd my-dashboard</text:span></text:p>
      <text:p text:style-name="Horizontal_20_Line"/>
      <text:h text:style-name="Heading_20_2" text:outline-level="2">✅ STEP 2: ติดตั้ง Angular Material</text:h>
      <text:p text:style-name="P2"><text:span text:style-name="Source_20_Text">ng add @angular/material</text:span></text:p>
      <text:p text:style-name="Text_20_body">เลือก:</text:p>
      <text:list text:style-name="L2">
        <text:list-item>
          <text:p text:style-name="P3">Theme: Indigo/Pink หรือ Custom ก็ได้</text:p>
        </text:list-item>
        <text:list-item>
          <text:p text:style-name="P3">Typography: Yes</text:p>
        </text:list-item>
        <text:list-item>
          <text:p text:style-name="P3">Animations: Yes</text:p>
        </text:list-item>
      </text:list>
      <text:p text:style-name="Horizontal_20_Line"/>
      <text:h text:style-name="Heading_20_2" text:outline-level="2">✅ STEP 3: โครงสร้าง Folder ที่แนะนำ</text:h>
      <text:p text:style-name="Preformatted_20_Text"><text:span text:style-name="Source_20_Text">src/</text:span></text:p>
      <text:p text:style-name="Preformatted_20_Text"><text:span text:style-name="Source_20_Text">└── app/</text:span></text:p>
      <text:p text:style-name="Preformatted_20_Text"><text:span text:style-name="Source_20_Text"><text:s text:c="4"/>├── core/ <text:s text:c="15"/># บริการ, interceptor, config</text:span></text:p>
      <text:p text:style-name="Preformatted_20_Text"><text:span text:style-name="Source_20_Text"><text:s text:c="4"/>├── shared/ <text:s text:c="13"/># UI ที่ใช้ซ้ำ เช่น Button, Card</text:span></text:p>
      <text:p text:style-name="Preformatted_20_Text"><text:span text:style-name="Source_20_Text"><text:s text:c="4"/>├── layout/ <text:s text:c="13"/># Header, Sidebar, Layout หลัก</text:span></text:p>
      <text:p text:style-name="Preformatted_20_Text"><text:span text:style-name="Source_20_Text"><text:s text:c="4"/>├── pages/ <text:s text:c="14"/># หน้าใช้งาน เช่น dashboard, reports</text:span></text:p>
      <text:p text:style-name="Preformatted_20_Text"><text:span text:style-name="Source_20_Text"><text:s text:c="4"/>│ <text:s text:c="2"/>└── dashboard/</text:span></text:p>
      <text:p text:style-name="Preformatted_20_Text"><text:span text:style-name="Source_20_Text"><text:s text:c="4"/>│ <text:s text:c="6"/>├── dashboard.component.ts</text:span></text:p>
      <text:p text:style-name="Preformatted_20_Text"><text:span text:style-name="Source_20_Text"><text:s text:c="4"/>├── app-routing.module.ts</text:span></text:p>
      <text:p text:style-name="P2"><text:span text:style-name="Source_20_Text"><text:s text:c="4"/>└── app.component.ts</text:span></text:p>
      <text:p text:style-name="Horizontal_20_Line"><text:soft-page-break/></text:p>
      <text:h text:style-name="Heading_20_2" text:outline-level="2">✅ STEP 4: สร้าง layout component</text:h>
      <text:p text:style-name="Preformatted_20_Text"><text:span text:style-name="Source_20_Text">ng generate component layout/full-layout</text:span></text:p>
      <text:p text:style-name="Preformatted_20_Text"><text:span text:style-name="Source_20_Text">ng generate component layout/sidebar</text:span></text:p>
      <text:p text:style-name="P2"><text:span text:style-name="Source_20_Text">ng generate component layout/header</text:span></text:p>
      <text:h text:style-name="Heading_20_3" text:outline-level="3"><text:span text:style-name="Source_20_Text">full-layout.component.html</text:span></text:h>
      <text:p text:style-name="Preformatted_20_Text"><text:span text:style-name="Source_20_Text">&lt;app-header&gt;&lt;/app-header&gt;</text:span></text:p>
      <text:p text:style-name="Preformatted_20_Text"><text:span text:style-name="Source_20_Text">&lt;div class="d-flex"&gt;</text:span></text:p>
      <text:p text:style-name="Preformatted_20_Text"><text:span text:style-name="Source_20_Text"><text:s text:c="2"/>&lt;app-sidebar&gt;&lt;/app-sidebar&gt;</text:span></text:p>
      <text:p text:style-name="Preformatted_20_Text"><text:span text:style-name="Source_20_Text"><text:s text:c="2"/>&lt;main class="p-4" style="flex: 1;"&gt;</text:span></text:p>
      <text:p text:style-name="Preformatted_20_Text"><text:span text:style-name="Source_20_Text"><text:s text:c="4"/>&lt;router-outlet&gt;&lt;/router-outlet&gt;</text:span></text:p>
      <text:p text:style-name="Preformatted_20_Text"><text:span text:style-name="Source_20_Text"><text:s text:c="2"/>&lt;/main&gt;</text:span></text:p>
      <text:p text:style-name="P2"><text:span text:style-name="Source_20_Text">&lt;/div&gt;</text:span></text:p>
      <text:h text:style-name="Heading_20_3" text:outline-level="3"><text:span text:style-name="Source_20_Text">header.component.html</text:span></text:h>
      <text:p text:style-name="Preformatted_20_Text"><text:span text:style-name="Source_20_Text">&lt;mat-toolbar color="primary"&gt;</text:span></text:p>
      <text:p text:style-name="Preformatted_20_Text"><text:span text:style-name="Source_20_Text"><text:s text:c="2"/>&lt;span&gt;My Dashboard&lt;/span&gt;</text:span></text:p>
      <text:p text:style-name="P2"><text:span text:style-name="Source_20_Text">&lt;/mat-toolbar&gt;</text:span></text:p>
      <text:h text:style-name="Heading_20_3" text:outline-level="3"><text:span text:style-name="Source_20_Text">sidebar.component.html</text:span></text:h>
      <text:p text:style-name="Preformatted_20_Text"><text:span text:style-name="Source_20_Text">&lt;mat-sidenav-container style="height: calc(100vh - 64px);"&gt;</text:span></text:p>
      <text:p text:style-name="Preformatted_20_Text"><text:span text:style-name="Source_20_Text"><text:s text:c="2"/>&lt;mat-sidenav mode="side" opened&gt;</text:span></text:p>
      <text:p text:style-name="Preformatted_20_Text"><text:span text:style-name="Source_20_Text"><text:s text:c="4"/>&lt;mat-nav-list&gt;</text:span></text:p>
      <text:p text:style-name="Preformatted_20_Text"><text:span text:style-name="Source_20_Text"><text:s text:c="6"/>&lt;a mat-list-item routerLink="/dashboard"&gt;Dashboard&lt;/a&gt;</text:span></text:p>
      <text:p text:style-name="Preformatted_20_Text"><text:span text:style-name="Source_20_Text"><text:s text:c="6"/>&lt;a mat-list-item routerLink="/reports"&gt;Reports&lt;/a&gt;</text:span></text:p>
      <text:p text:style-name="Preformatted_20_Text"><text:span text:style-name="Source_20_Text"><text:s text:c="4"/>&lt;/mat-nav-list&gt;</text:span></text:p>
      <text:p text:style-name="Preformatted_20_Text"><text:span text:style-name="Source_20_Text"><text:s text:c="2"/>&lt;/mat-sidenav&gt;</text:span></text:p>
      <text:p text:style-name="P2"><text:span text:style-name="Source_20_Text">&lt;/mat-sidenav-container&gt;</text:span></text:p>
      <text:p text:style-name="Horizontal_20_Line"/>
      <text:h text:style-name="Heading_20_2" text:outline-level="2">✅ STEP 5: สร้างหน้า Dashboard</text:h>
      <text:p text:style-name="Preformatted_20_Text"><text:span text:style-name="Source_20_Text">ng generate module pages/dashboard --routing</text:span></text:p>
      <text:p text:style-name="P2"><text:span text:style-name="Source_20_Text">ng generate component pages/dashboard</text:span></text:p>
      <text:p text:style-name="Text_20_body">ใน <text:span text:style-name="Source_20_Text">dashboard.component.html</text:span>:</text:p>
      <text:p text:style-name="Preformatted_20_Text"><text:span text:style-name="Source_20_Text">&lt;h2&gt;Dashboard&lt;/h2&gt;</text:span></text:p>
      <text:p text:style-name="P2"><text:span text:style-name="Source_20_Text">&lt;mat-card&gt;Sample Widget&lt;/mat-card&gt;</text:span></text:p>
      <text:p text:style-name="Horizontal_20_Line"/>
      <text:h text:style-name="Heading_20_2" text:outline-level="2"><text:soft-page-break/>✅ STEP 6: ตั้งค่าระบบ Routing</text:h>
      <text:h text:style-name="Heading_20_3" text:outline-level="3"><text:span text:style-name="Source_20_Text">app-routing.module.ts</text:span></text:h>
      <text:p text:style-name="Preformatted_20_Text"><text:span text:style-name="Source_20_Text">const routes: Routes = [</text:span></text:p>
      <text:p text:style-name="Preformatted_20_Text"><text:span text:style-name="Source_20_Text"><text:s text:c="2"/>{</text:span></text:p>
      <text:p text:style-name="Preformatted_20_Text"><text:span text:style-name="Source_20_Text"><text:s text:c="4"/>path: '',</text:span></text:p>
      <text:p text:style-name="Preformatted_20_Text"><text:span text:style-name="Source_20_Text"><text:s text:c="4"/>component: FullLayoutComponent,</text:span></text:p>
      <text:p text:style-name="Preformatted_20_Text"><text:span text:style-name="Source_20_Text"><text:s text:c="4"/>children: [</text:span></text:p>
      <text:p text:style-name="Preformatted_20_Text"><text:span text:style-name="Source_20_Text"><text:s text:c="6"/>{ path: 'dashboard', loadChildren: () =&gt; import('./pages/dashboard/dashboard.module').then(m =&gt; m.DashboardModule) },</text:span></text:p>
      <text:p text:style-name="Preformatted_20_Text"><text:span text:style-name="Source_20_Text"><text:s text:c="6"/>{ path: '', redirectTo: 'dashboard', pathMatch: 'full' }</text:span></text:p>
      <text:p text:style-name="Preformatted_20_Text"><text:span text:style-name="Source_20_Text"><text:s text:c="4"/>]</text:span></text:p>
      <text:p text:style-name="Preformatted_20_Text"><text:span text:style-name="Source_20_Text"><text:s text:c="2"/>}</text:span></text:p>
      <text:p text:style-name="P2"><text:span text:style-name="Source_20_Text">];</text:span></text:p>
      <text:p text:style-name="Horizontal_20_Line"/>
      <text:h text:style-name="Heading_20_2" text:outline-level="2">✅ STEP 7: Import Angular Material Modules</text:h>
      <text:p text:style-name="Text_20_body">คุณสามารถสร้าง <text:span text:style-name="Source_20_Text">shared/material.module.ts</text:span> แล้ว import ที่เดียว</text:p>
      <text:p text:style-name="Preformatted_20_Text"><text:span text:style-name="Source_20_Text">import { NgModule } from '@angular/core';</text:span></text:p>
      <text:p text:style-name="Preformatted_20_Text"><text:span text:style-name="Source_20_Text">import { MatToolbarModule } from '@angular/material/toolbar';</text:span></text:p>
      <text:p text:style-name="Preformatted_20_Text"><text:span text:style-name="Source_20_Text">import { MatSidenavModule } from '@angular/material/sidenav';</text:span></text:p>
      <text:p text:style-name="Preformatted_20_Text"><text:span text:style-name="Source_20_Text">import { MatListModule } from '@angular/material/list';</text:span></text:p>
      <text:p text:style-name="Preformatted_20_Text"><text:span text:style-name="Source_20_Text">import { MatCardModule } from '@angular/material/card';</text:span></text:p>
      <text:p text:style-name="Preformatted_20_Text"/>
      <text:p text:style-name="Preformatted_20_Text"><text:span text:style-name="Source_20_Text">@NgModule({</text:span></text:p>
      <text:p text:style-name="Preformatted_20_Text"><text:span text:style-name="Source_20_Text"><text:s text:c="2"/>exports: [</text:span></text:p>
      <text:p text:style-name="Preformatted_20_Text"><text:span text:style-name="Source_20_Text"><text:s text:c="4"/>MatToolbarModule,</text:span></text:p>
      <text:p text:style-name="Preformatted_20_Text"><text:span text:style-name="Source_20_Text"><text:s text:c="4"/>MatSidenavModule,</text:span></text:p>
      <text:p text:style-name="Preformatted_20_Text"><text:span text:style-name="Source_20_Text"><text:s text:c="4"/>MatListModule,</text:span></text:p>
      <text:p text:style-name="Preformatted_20_Text"><text:span text:style-name="Source_20_Text"><text:s text:c="4"/>MatCardModule,</text:span></text:p>
      <text:p text:style-name="Preformatted_20_Text"><text:span text:style-name="Source_20_Text"><text:s text:c="2"/>]</text:span></text:p>
      <text:p text:style-name="Preformatted_20_Text"><text:span text:style-name="Source_20_Text">})</text:span></text:p>
      <text:p text:style-name="P2"><text:span text:style-name="Source_20_Text">export class MaterialModule {}</text:span></text:p>
      <text:p text:style-name="Text_20_body">แล้ว import <text:span text:style-name="Source_20_Text">MaterialModule</text:span> ใน <text:span text:style-name="Source_20_Text">AppModule</text:span> และ <text:span text:style-name="Source_20_Text">DashboardModule</text:span></text:p>
      <text:p text:style-name="Horizontal_20_Line"/>
      <text:h text:style-name="Heading_20_2" text:outline-level="2">✅ STEP 8: เริ่มรันแอป</text:h>
      <text:p text:style-name="P2"><text:span text:style-name="Source_20_Text">ng serve</text:span></text:p>
      <text:p text:style-name="Horizontal_20_Line"/>
      <text:h text:style-name="Heading_20_2" text:outline-level="2">🎁 ตัวอย่างพร้อมใช้งาน (อยากได้ไฟล์ไหม?)</text:h>
      <text:p text:style-name="Text_20_body">ถ้าคุณอยากได้โครงสร้าง Angular + Material แบบ full-layout ที่ใช้งานได้ทันที — แจ้งได้เลย ผมสามารถส่งโค้ดตัวอย่างให้พร้อม Copy ไปใช้หรือขึ้น GitHub ได้ทันที 🚀</text:p>
      <text:p text:style-name="Horizontal_20_Line"/>
      <text:p text:style-name="Text_20_body"><text:soft-page-break/>ต้องการเพิ่ม Chart, Table หรือ Auth ก็ขยายจากตรงนี้ต่อได้ครับ!<text:line-break/>อยากได้สิ่งใดเพิ่มเติม เช่น Chart.js, ngx-echarts, Angular Table บอกผมได้เลยครับ ✅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9T00:55:06.126356800</meta:creation-date>
    <dc:date>2025-06-19T00:55:06.964255400</dc:date>
    <meta:editing-duration>P0D</meta:editing-duration>
    <meta:editing-cycles>1</meta:editing-cycles>
    <meta:document-statistic meta:table-count="0" meta:image-count="0" meta:object-count="0" meta:page-count="4" meta:paragraph-count="93" meta:word-count="776" meta:character-count="3118" meta:non-whitespace-character-count="2692"/>
    <meta:generator>LibreOffice/25.2.4.3$Windows_X86_64 LibreOffice_project/33e196637044ead23f5c3226cde09b47731f7e27</meta:generator>
  </office:meta>
</office:document-meta>
</file>